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27a" officeooo:paragraph-rsid="000e34a9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officeooo:rsid="001fbf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→ Warum werden Header-Dateien benötigt?</text:p>
      <text:p text:style-name="P2"><text:tab/>→ Beispiel: Ein cpp-file A erstellt ein Objekt eines anderen cpp-files B.</text:p>
      <text:p text:style-name="P2"><text:tab/><text:tab/>→ sowohl A als auch B werden separat kompiliert und später durch den Linker</text:p>
      <text:p text:style-name="P2"><text:tab/><text:tab/><text:tab/>zu einer ausführbaren Datei zusammengeführt.</text:p>
      <text:p text:style-name="P2"><text:tab/><text:tab/><text:tab/>A muss das Format von einer Klasse aus B kenne, damit in A Objekte </text:p>
      <text:p text:style-name="P2"><text:tab/><text:tab/><text:tab/><text:span text:style-name="T1">von B </text:span>erstellt werden können.</text:p>
      <text:p text:style-name="P2"><text:tab/><text:tab/><text:tab/>→ Schließlich wird in A bereits Code erstellt, der Speicher anfordert</text:p>
      <text:p text:style-name="P2"><text:tab/><text:tab/><text:tab/><text:tab/>die in dem Objekt verwendet werden bspw. int, float usw.</text:p>
      <text:p text:style-name="P2"><text:tab/><text:tab/><text:tab/>→ Die Implementierung wird später durch den Linker hinzugefügt,</text:p>
      <text:p text:style-name="P2"><text:tab/><text:tab/><text:tab/><text:tab/>indem die kompilierten Dateien A und B zusammengefügt werden.</text:p>
      <text:p text:style-name="P2"><text:tab/>→ Schlussfolgerung:</text:p>
      <text:p text:style-name="P2"><text:tab/><text:tab/>→ Da ein cpp-file A separat kompiliert wird, muss das Format einer Klasse B <text:tab/><text:tab/><text:tab/><text:tab/>bekannt sein. Anderenfalls wäre dem Compiler das Format unbekannt und <text:tab/><text:tab/><text:tab/>man müsste für jede cpp-file die aus B ein Objekt erstellt, alle Funktionsköpfe <text:tab/><text:tab/><text:tab/>und Variablen die zur Datenstruktur B gehört deklarieren. </text:p>
      <text:p text:style-name="P2"/>
      <text:p text:style-name="P2">→ Warum Deklaration von Definition trennen?</text:p>
      <text:p text:style-name="P2"><text:tab/>→ Kompilierzeit verkürzen.</text:p>
      <text:p text:style-name="P2"><text:tab/><text:tab/>→ Würden in header-files A auch die Definitionen stehen, müssten alle</text:p>
      <text:p text:style-name="P2"><text:tab/><text:tab/><text:tab/>anderen files, die A nutzen, ebenfalls die Definitionen kompilieren</text:p>
      <text:p text:style-name="P2"><text:tab/><text:tab/><text:tab/>werden und nicht nur die Deklarationen.</text:p>
      <text:p text:style-name="P2"><text:tab/><text:tab/><text:tab/></text:p>
      <text:p text:style-name="P2"/>
      <text:p text:style-name="P2">→ Wird header-file A in header-file B inkludiert, kann cpp-file B Objekte von A erstellen, weil</text:p>
      <text:p text:style-name="P2"><text:tab/>cpp-file B auch header-file B inkludiert.</text:p>
      <text:p text:style-name="P2"><text:tab/>→ Inkludiert header-file C auch header-file B, muss C das header-file A nicht mehr </text:p>
      <text:p text:style-name="P2"><text:tab/><text:tab/>inkludieren, auch wenn C Objekte von A erstellen will, da in header-file B</text:p>
      <text:p text:style-name="P2"><text:tab/><text:tab/>bereits header-file A inkludiert ist.</text:p>
      <text:p text:style-name="P2"><text:tab/>→ Alle Deklarationen werden, auch wenn sie in unterschiedlichen .cpp Dateien</text:p>
      <text:p text:style-name="P2"><text:tab/><text:tab/>stehe, am Anfang der Ausführbaren Datei stehen, daher reicht es aus, wenn</text:p>
      <text:p text:style-name="P2"><text:tab/><text:tab/>eine Header-Datei in nur einer .cpp inkludiert wird und die Funktionen in</text:p>
      <text:p text:style-name="P2"><text:tab/><text:tab/>verschiedenen Dateien verwendet werden.</text:p>
      <text:p text:style-name="P2"><text:tab/>→ Damit nicht versehentlich eine Header-Datei in zwei oder mehreren .cpp Dateien </text:p>
      <text:p text:style-name="P2"><text:tab/><text:tab/>mit eingebunden wird, gibt es Präprozessor-Direktiven:</text:p>
      <text:p text:style-name="P2"/>
      <text:p text:style-name="P2"><text:tab/><text:tab/>Beginn der Datei die Header A.h inkludiert:</text:p>
      <text:p text:style-name="P2"><text:tab/><text:tab/>#ifndef A_H</text:p>
      <text:p text:style-name="P2"><text:tab/><text:tab/>#define A_H</text:p>
      <text:p text:style-name="P2"/>
      <text:p text:style-name="P2"><text:tab/><text:tab/>Ende der Datei:</text:p>
      <text:p text:style-name="P2"><text:tab/><text:tab/>#endif</text:p>
      <text:p text:style-name="P2"/>
      <text:p text:style-name="P2">→ Der Präprozessor führt vor der Kompilierung alle Präprozessordirektiven aus (#).</text:p>
      <text:p text:style-name="P2"><text:tab/>→ Beispielsweise mit #include “meineHeaderDatei.h“.</text:p>
      <text:p text:style-name="P2"><text:tab/><text:tab/>→ Fügt den kompletten Text aus meineHeaderDatei.h hinzu.</text:p>
      <text:p text:style-name="P2"/>
      <text:p text:style-name="P2">→ Beim Kompilieren wird jede .cpp Datei in eine Objekt-Datei übersetzt.</text:p>
      <text:p text:style-name="P2"><text:tab/>→ Z.B. programName.cpp → programName.o.</text:p>
      <text:p text:style-name="P2"><text:tab/>→ Objekt-Dateien liegen in Byte-Code vor.</text:p>
      <text:p text:style-name="P2"/>
      <text:p text:style-name="P2">→ Linker fügt alle Objekt-Dateien zu einer Ausführbaren Datei zusammen.</text:p>
      <text:p text:style-name="P2"><text:tab/>→ Dabei werden die Deklarationen der einzelnen Objekt-Dateien am</text:p>
      <text:p text:style-name="P2"><text:soft-page-break/><text:tab/><text:tab/>Anfang der Ausführbaren Datei eingefügt, damit erst der benötigte</text:p>
      <text:p text:style-name="P1"><text:tab/><text:tab/>Speicher freigegeben werden kan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editing-duration>P1DT12H5M18S</meta:editing-duration>
    <meta:editing-cycles>12</meta:editing-cycles>
    <dc:date>2024-07-15T09:56:13.127432411</dc:date>
    <meta:document-statistic meta:table-count="0" meta:image-count="0" meta:object-count="0" meta:page-count="2" meta:paragraph-count="44" meta:word-count="380" meta:character-count="2595" meta:non-whitespace-character-count="2167"/>
  </office:meta>
</office:document-meta>
</file>